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7c20e" officeooo:paragraph-rsid="0017c20e"/>
    </style:style>
    <style:style style:name="P2" style:family="paragraph" style:parent-style-name="Standard">
      <style:paragraph-properties fo:text-align="center" style:justify-single-word="false"/>
      <style:text-properties style:font-name="Arial" fo:font-size="34pt" fo:font-weight="bold" officeooo:rsid="0017c20e" officeooo:paragraph-rsid="0017c20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9a0f5" officeooo:paragraph-rsid="0019a0f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adc2b" officeooo:paragraph-rsid="001adc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1cfc04" officeooo:paragraph-rsid="001cfc0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d4342" officeooo:paragraph-rsid="001f52f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20c0e8" officeooo:paragraph-rsid="0020c0e8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normal" officeooo:rsid="0019a0f5" officeooo:paragraph-rsid="0019a0f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normal" officeooo:rsid="001adc2b" officeooo:paragraph-rsid="001adc2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normal" officeooo:rsid="001cfc04" officeooo:paragraph-rsid="001cfc0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normal" officeooo:rsid="001d4342" officeooo:paragraph-rsid="001d434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d4342" officeooo:paragraph-rsid="001f52f2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0c0e8" officeooo:paragraph-rsid="0020c0e8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d4342"/>
    </style:style>
    <style:style style:name="T1" style:family="text">
      <style:text-properties officeooo:rsid="001be7ad"/>
    </style:style>
    <style:style style:name="T2" style:family="text">
      <style:text-properties officeooo:rsid="001cfc04"/>
    </style:style>
    <style:style style:name="T3" style:family="text">
      <style:text-properties officeooo:rsid="001d434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ae3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ae3f" style:font-style-asian="normal" style:font-style-complex="normal"/>
    </style:style>
    <style:style style:name="T8" style:family="text">
      <style:text-properties officeooo:rsid="001eae3f"/>
    </style:style>
    <style:style style:name="T9" style:family="text">
      <style:text-properties style:font-name="Arial" fo:font-weight="normal" officeooo:rsid="001d4342" style:font-weight-asian="normal" style:font-weight-complex="normal"/>
    </style:style>
    <style:style style:name="T10" style:family="text">
      <style:text-properties style:font-name="Arial" fo:font-weight="normal" officeooo:rsid="001eae3f" style:font-weight-asian="normal" style:font-weight-complex="normal"/>
    </style:style>
    <style:style style:name="T11" style:family="text">
      <style:text-properties style:font-name="Arial" fo:font-style="italic" fo:font-weight="normal" officeooo:rsid="001d4342" style:font-style-asian="italic" style:font-weight-asian="normal" style:font-style-complex="italic" style:font-weight-complex="normal"/>
    </style:style>
    <style:style style:name="T12" style:family="text">
      <style:text-properties style:font-name="Arial" fo:font-style="italic" fo:font-weight="normal" officeooo:rsid="001eae3f" style:font-style-asian="italic" style:font-weight-asian="normal" style:font-style-complex="italic" style:font-weight-complex="normal"/>
    </style:style>
    <style:style style:name="T13" style:family="text">
      <style:text-properties style:font-name="Arial" fo:font-style="normal" fo:font-weight="normal" officeooo:rsid="001d4342" style:font-style-asian="normal" style:font-weight-asian="normal" style:font-style-complex="normal" style:font-weight-complex="normal"/>
    </style:style>
    <style:style style:name="T14" style:family="text">
      <style:text-properties style:font-name="Arial" fo:font-style="normal" fo:font-weight="normal" officeooo:rsid="001eae3f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PI – Instituto Federal de Educação, Ciência e Tecnologia do Piauí</text:p>
      <text:p text:style-name="P1">Campus Teresina Central</text:p>
      <text:p text:style-name="P1">Departamento de Informação, Ambiente, Saúde e Produção Alimentícia</text:p>
      <text:p text:style-name="P1">Curso: Tecnologia em Análise e Desenvolvimento de Sistemas</text:p>
      <text:p text:style-name="P1">Disciplina: Projeto Integrador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NANCER</text:p>
      <text:p text:style-name="P1"/>
      <text:p text:style-name="P1"/>
      <text:p text:style-name="P1"/>
      <text:p text:style-name="P1"/>
      <text:p text:style-name="P1"/>
      <text:p text:style-name="P1"/>
      <text:p text:style-name="P1">Guilherme Daniel de Sousa Dias</text:p>
      <text:p text:style-name="P1">Lucas Gomes de Oliveira</text:p>
      <text:p text:style-name="P1">José Ricardo Saraiva Sá</text:p>
      <text:p text:style-name="P1"/>
      <text:p text:style-name="P1">Responsável: Prof. Dr. Ely da Silva Mirand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 de Junho de 2021</text:p>
      <text:p text:style-name="P3"><text:soft-page-break/>Resumo</text:p>
      <text:p text:style-name="P8"/>
      <text:p text:style-name="P8"><text:tab/>O projeto tem por função a criação de uma aplicação WEB básica para gestão financeira pessoal, onde o usuário pode adicionar seus gastos do dia a dia de modo rápido e fácil, e também poderá realizar a visualização desses gastos de forma simplificada. Visto que é importante que o máximo de pessoas tenham acesso a aplicação, a simplicidade da aplicação foi baseada na facilidade e na curva de aprendizagem, que deve ser a menor possível. Como também pretendemos atingir o maior número de usuário possível, a simplicidade da aplicação também é importante, levando em consideração que a maioria dos aparelhos não possuem grande capacidade de processamento e/ou armazenamento, de modo que uma aplicação pequena e leve seja a melhor opção.</text:p>
      <text:p text:style-name="P8"><text:tab/>O projeto não tem uma duração específica para ser terminado, visto que se trata de um projeto de cunho acadêmico e que poderá sofrer constantes atualizações durante o decorrer de sua vida, mas foi estabelecido durante o planejamento um prazo de 3 (três) semanas para a entrega de um produto mínimo viável. </text:p>
      <text:p text:style-name="P8"><text:tab/></text:p>
      <text:p text:style-name="P8"/>
      <text:p text:style-name="P4">1 Justificativa</text:p>
      <text:p text:style-name="P9"/>
      <text:p text:style-name="P9"><text:tab/><text:span text:style-name="T1">O projeto ele foi executado pensando na maior comodidade para que o usuário possa realizar o seu acompanhamento financeiro </text:span><text:span text:style-name="T2">da forma mais simplificada possível. Existem inúmeras aplicações que dão a possibilidade de realizar o acompanhamento financeiro, mas uma boa parte oferecem mais recursos do que o usuário necessitaria, ou possuem uma curva de aprendizado desnecessariamente alta para uma aplicação com tal objetivo.</text:span></text:p>
      <text:p text:style-name="P9"/>
      <text:p text:style-name="P9"/>
      <text:p text:style-name="P5">2 Fundamentação Teórica</text:p>
      <text:p text:style-name="P10"/>
      <text:p text:style-name="P10"/>
      <text:p text:style-name="P5">3 Objetivo Geral</text:p>
      <text:p text:style-name="P10"/>
      <text:p text:style-name="P10"><text:tab/><text:span text:style-name="T3">Desenvolvimento de uma aplicação web simplificada para o acompanhamento de despesas financeiras.</text:span></text:p>
      <text:p text:style-name="P10"/>
      <text:p text:style-name="P10"/>
      <text:p text:style-name="P6">4 Metodologia da Execução do Projeto</text:p>
      <text:p text:style-name="P12"/>
      <text:p text:style-name="P11"><text:tab/>Para a realização do projeto foram selecionadas as seguintes tecnologias:</text:p>
      <text:list xml:id="list1782335964" text:style-name="L1">
        <text:list-item>
          <text:p text:style-name="P15"><text:span text:style-name="T9">HTML: </text:span><text:span text:style-name="T11">HyperText Markup Language,</text:span><text:span text:style-name="T13"> ou Linguagem de Marcação de Hipertexto, é a principal linguagem de marcação utilizada para a construção de páginas Web.</text:span></text:p>
        </text:list-item>
        <text:list-item>
          <text:p text:style-name="P15"><text:span text:style-name="T9">CSS: </text:span><text:span text:style-name="T11">Cascading Style Sheets, </text:span><text:span text:style-name="T14">ou Folhas de Estilo em Cascata, é a linguagem utilizada para a aplicação de estilos em páginas Web construídas com HTML.</text:span></text:p>
        </text:list-item>
        <text:list-item>
          <text:p text:style-name="P15"><text:span text:style-name="T9">JavaScript: </text:span><text:span text:style-name="T10">é uma linguagem de programação, usada como linguagem de script para páginas Web, mas também pode ser aplicada ao desenvolvimento de diversos outros tipos de aplicações. </text:span></text:p>
        </text:list-item>
        <text:list-item>
          <text:p text:style-name="P15"><text:span text:style-name="T9">Python: </text:span><text:span text:style-name="T10">linguagem de programação de alto nível, de propósito geral, utilizada para o desenvolvimento dos mais diversos tipos de aplicações.</text:span></text:p>
        </text:list-item>
        <text:list-item>
          <text:p text:style-name="P15"><text:span text:style-name="T9">Django: </text:span><text:span text:style-name="T12">Framework</text:span><text:span text:style-name="T14"> para o desenvolvimento rápido de aplicações Web, escrito em Python, e que utiliza o padrão </text:span><text:span text:style-name="T12">MTV(model-view-template)</text:span><text:span text:style-name="T14">.</text:span></text:p>
        </text:list-item>
      </text:list>
      <text:p text:style-name="P11"><text:soft-page-break/><text:span text:style-name="T7"/></text:p>
      <text:p text:style-name="P7"><text:span text:style-name="T7">5 </text:span><text:span text:style-name="T6">Acompanhamento e Avaliação do Projeto Durante a Execução</text:span></text:p>
      <text:p text:style-name="P13"><text:span text:style-name="T6"/></text:p>
      <text:p text:style-name="P13"><text:span text:style-name="T6"/></text:p>
      <text:p text:style-name="P7"><text:span text:style-name="T6">6 Resultados Esperados e Disseminação dos Resultados</text:span></text:p>
      <text:p text:style-name="P13"><text:span text:style-name="T6"/></text:p>
      <text:p text:style-name="P13"><text:span text:style-name="T6"/></text:p>
      <text:p text:style-name="P7"><text:span text:style-name="T6">Referências</text:span></text:p>
      <text:p text:style-name="P13"><text:span text:style-name="T6"/></text:p>
      <text:p text:style-name="P13"><text:span text:style-name="T6">"Meet Django”, disponível em: </text:span><text:a xlink:type="simple" xlink:href="https://www.djangoproject.com/" text:style-name="Internet_20_link" text:visited-style-name="Visited_20_Internet_20_Link"><text:span text:style-name="T6">https://www.djangoproject.com/</text:span></text:a></text:p>
      <text:p text:style-name="P13"><text:span text:style-name="T6">“JavaScript”, disponível em: </text:span><text:a xlink:type="simple" xlink:href="https://developer.mozilla.org/pt-BR/docs/Web/JavaScript" text:style-name="Internet_20_link" text:visited-style-name="Visited_20_Internet_20_Link"><text:span text:style-name="T6">https://developer.mozilla.org/pt-BR/docs/Web/JavaScript</text:span></text:a></text:p>
      <text:p text:style-name="P13"><text:span text:style-name="T6">“CSS”, disponível em: </text:span><text:a xlink:type="simple" xlink:href="https://developer.mozilla.org/pt-BR/docs/Web/CSS" text:style-name="Internet_20_link" text:visited-style-name="Visited_20_Internet_20_Link"><text:span text:style-name="T6">https://developer.mozilla.org/pt-BR/docs/Web/CSS</text:span></text:a></text:p>
      <text:p text:style-name="P14"><text:span text:style-name="T6">“HTML: Linguagem de Marcação de Hypertexto”, disponível em: <text:s/></text:span><text:a xlink:type="simple" xlink:href="https://developer.mozilla.org/pt-BR/docs/Web/HTML" text:style-name="Internet_20_link" text:visited-style-name="Visited_20_Internet_20_Link"><text:span text:style-name="T6">https://developer.mozilla.org/pt-BR/docs/Web/HTML</text:span></text:a></text:p>
      <text:p text:style-name="P13"><text:span text:style-name="T6">“Python”, disponível em: https://pt.wikipedia.org/wiki/Pyth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8:30:11.738120190</meta:creation-date>
    <meta:generator>LibreOffice/6.4.7.2$Linux_X86_64 LibreOffice_project/40$Build-2</meta:generator>
    <dc:date>2021-06-13T09:45:37.347148597</dc:date>
    <meta:editing-duration>PT32M13S</meta:editing-duration>
    <meta:editing-cycles>7</meta:editing-cycles>
    <meta:document-statistic meta:table-count="0" meta:image-count="0" meta:object-count="0" meta:page-count="3" meta:paragraph-count="35" meta:word-count="491" meta:character-count="3391" meta:non-whitespace-character-count="2929"/>
  </office:meta>
</office:document-meta>
</file>